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176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2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elds:</text:p>
          </table:table-cell>
          <table:table-cell table:number-columns-repeated="4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style-name="ce2" office:value-type="float" office:value="81" calcext:value-type="float">
            <text:p>0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ts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1:</text:p>
          </table:table-cell>
          <table:table-cell office:value-type="string" calcext:value-type="string">
            <text:p>[DSP_lim &gt; 30, Ntra &gt;= 3, 1st and 2nd fields of NTV are &gt;=6 and &gt;=4, respectively)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2:</text:p>
          </table:table-cell>
          <table:table-cell office:value-type="string" calcext:value-type="string">
            <text:p>[in both the BLS and SPDM spectra, the top 5 peaks are &gt; 30 days] logical-or [in the peaks of both spectra, all the peaks which are below 30 days are multiples of 1 day, to within 0.01days]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stars that cleared all cuts: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</table:table>
      <table:table table:name="G389_classification" table:style-name="ta1">
        <office:forms form:automatic-focus="false" form:apply-design-mode="false"/>
        <table:shapes>
          <draw:frame draw:z-index="0" draw:style-name="gr1" draw:text-style-name="P1" svg:width="482.31pt" svg:height="252.43pt" svg:x="103.24pt" svg:y="2454.12pt">
            <draw:object draw:notify-on-update-of-ranges="G389_classification.B188:G389_classification.G188 G389_classification.B189:G389_classification.G1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389, RA 20h, dec +10deg. Btwn galactic and ecliptic planes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76 stars met cuts</text:p>
          </table:table-cell>
          <table:table-cell/>
          <table:table-cell office:value-type="string" calcext:value-type="string">
            <text:p>classes:</text:p>
          </table:table-cell>
          <table:table-cell office:value-type="string" calcext:value-type="string">
            <text:p>for “detached EB”, some “semidetached EBs” (those with strong ellipsoidal variations, but distinct minima and “not sine-wavey-enough”) got classified as detached. Also, a single V-shaped eclipse (no requirement for secondary eclipse) qualified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atid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detached EB</text:p>
          </table:table-cell>
          <table:table-cell table:style-name="ce3" office:value-type="string" calcext:value-type="string">
            <text:p>rotational modulation (spots/flares)</text:p>
          </table:table-cell>
          <table:table-cell table:style-name="ce3" office:value-type="string" calcext:value-type="string">
            <text:p>pulsator/contact EB</text:p>
          </table:table-cell>
          <table:table-cell table:style-name="ce3" office:value-type="string" calcext:value-type="string">
            <text:p>One day alias</text:p>
          </table:table-cell>
          <table:table-cell table:style-name="ce3" office:value-type="string" calcext:value-type="string">
            <text:p>likely planet</text:p>
          </table:table-cell>
          <table:table-cell/>
        </table:table-row>
        <table:table-row table:style-name="ro1">
          <table:table-cell office:value-type="string" calcext:value-type="string">
            <text:p>HAT-389-0000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02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0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03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08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104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11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12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15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16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16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17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18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18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220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22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229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240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24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25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26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270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278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28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29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30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31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31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31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32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359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36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39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0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09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14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23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43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45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45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45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46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48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49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49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49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548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55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569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59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60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60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61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64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65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655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664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68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72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73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75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75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75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0764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81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085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892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093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0949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097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004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-389-00101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02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058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07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12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13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17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18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206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2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23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23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25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125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27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29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3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136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36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36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386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415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417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49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522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559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58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6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64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65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66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69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694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70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71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74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76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177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807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lanet or EB</text:p>
          </table:table-cell>
        </table:table-row>
        <table:table-row table:style-name="ro1">
          <table:table-cell office:value-type="string" calcext:value-type="string">
            <text:p>HAT-389-00182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85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86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90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192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193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194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02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ol</text:p>
          </table:table-cell>
        </table:table-row>
        <table:table-row table:style-name="ro1">
          <table:table-cell office:value-type="string" calcext:value-type="string">
            <text:p>HAT-389-00206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06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209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10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18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20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20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209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23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2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30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31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32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352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35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236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40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410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45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49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5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55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255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55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58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59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262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658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68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71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74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86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87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-389-002879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91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96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297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2998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300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305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309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3098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ooks like very short period planet. If EB, would see ellipsoidal variat</text:p>
          </table:table-cell>
        </table:table-row>
        <table:table-row table:style-name="ro1">
          <table:table-cell office:value-type="string" calcext:value-type="string">
            <text:p>HAT-389-003110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337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337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is system has crazy things happening</text:p>
          </table:table-cell>
        </table:table-row>
        <table:table-row table:style-name="ro1">
          <table:table-cell office:value-type="string" calcext:value-type="string">
            <text:p>HAT-389-00348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0349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ybe detached</text:p>
          </table:table-cell>
        </table:table-row>
        <table:table-row table:style-name="ro1">
          <table:table-cell office:value-type="string" calcext:value-type="string">
            <text:p>HAT-389-00353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0359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38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388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0389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1400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T-389-01769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18755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T-389-03337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-389-04849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G389, RA 20h, dec +10deg. Btwn galactic and ecliptic plan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6 stars met cuts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not sure</text:p>
          </table:table-cell>
          <table:table-cell table:style-name="ce3" office:value-type="string" calcext:value-type="string">
            <text:p>detached EB</text:p>
          </table:table-cell>
          <table:table-cell table:style-name="ce3" office:value-type="string" calcext:value-type="string">
            <text:p>rotational modulation (spots/flares)</text:p>
          </table:table-cell>
          <table:table-cell table:style-name="ce3" office:value-type="string" calcext:value-type="string">
            <text:p>pulsator/contact EB</text:p>
          </table:table-cell>
          <table:table-cell table:style-name="ce3" office:value-type="string" calcext:value-type="string">
            <text:p>One day alias</text:p>
          </table:table-cell>
          <table:table-cell table:style-name="ce3" office:value-type="string" calcext:value-type="string">
            <text:p>likely planet</text:p>
          </table:table-cell>
          <table:table-cell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ce4" table:formula="of:=SUM([.B7:.B182])" office:value-type="float" office:value="14" calcext:value-type="float">
            <text:p>14</text:p>
          </table:table-cell>
          <table:table-cell table:style-name="ce4" table:formula="of:=SUM([.C7:.C182])" office:value-type="float" office:value="51" calcext:value-type="float">
            <text:p>51</text:p>
          </table:table-cell>
          <table:table-cell table:style-name="ce4" table:formula="of:=SUM([.D7:.D182])" office:value-type="float" office:value="20" calcext:value-type="float">
            <text:p>20</text:p>
          </table:table-cell>
          <table:table-cell table:style-name="ce4" table:formula="of:=SUM([.E7:.E182])" office:value-type="float" office:value="39" calcext:value-type="float">
            <text:p>39</text:p>
          </table:table-cell>
          <table:table-cell table:style-name="ce4" table:formula="of:=SUM([.F7:.F182])" office:value-type="float" office:value="57" calcext:value-type="float">
            <text:p>57</text:p>
          </table:table-cell>
          <table:table-cell table:style-name="ce4" table:formula="of:=SUM([.G7:.G182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fraction of total</text:p>
          </table:table-cell>
          <table:table-cell table:style-name="ce5" table:formula="of:=[.B189]/176" office:value-type="percentage" office:value="0.0795454545454545" calcext:value-type="percentage">
            <text:p>7.95%</text:p>
          </table:table-cell>
          <table:table-cell table:style-name="ce5" table:formula="of:=[.C189]/176" office:value-type="percentage" office:value="0.289772727272727" calcext:value-type="percentage">
            <text:p>28.98%</text:p>
          </table:table-cell>
          <table:table-cell table:style-name="ce5" table:formula="of:=[.D189]/176" office:value-type="percentage" office:value="0.113636363636364" calcext:value-type="percentage">
            <text:p>11.36%</text:p>
          </table:table-cell>
          <table:table-cell table:style-name="ce5" table:formula="of:=[.E189]/176" office:value-type="percentage" office:value="0.221590909090909" calcext:value-type="percentage">
            <text:p>22.16%</text:p>
          </table:table-cell>
          <table:table-cell table:style-name="ce5" table:formula="of:=[.F189]/176" office:value-type="percentage" office:value="0.323863636363636" calcext:value-type="percentage">
            <text:p>32.39%</text:p>
          </table:table-cell>
          <table:table-cell table:style-name="ce5" table:formula="of:=[.G189]/176" office:value-type="percentage" office:value="0.0113636363636364" calcext:value-type="percentage">
            <text:p>1.14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09:30:23.414287352</meta:creation-date>
    <meta:generator>LibreOffice/4.4.6.3$Linux_X86_64 LibreOffice_project/40m0$Build-3</meta:generator>
    <dc:date>2017-01-11T10:31:29.202700289</dc:date>
    <meta:editing-duration>PT29M53S</meta:editing-duration>
    <meta:editing-cycles>7</meta:editing-cycles>
    <meta:document-statistic meta:table-count="2" meta:cell-count="4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16cm" svg:height="8.906cm" xlink:href=".." xlink:type="simple" chart:class="chart:circle" chart:style-name="ch1">
        <chart:legend chart:legend-position="end" svg:x="13.086cm" svg:y="2.71cm" style:legend-expansion="high" chart:style-name="ch2"/>
        <chart:plot-area chart:style-name="ch3" table:cell-range-address="G389_classification.B188:G389_classification.G189" chart:data-source-has-labels="row" svg:x="0.34cm" svg:y="0.178cm" svg:width="12.406cm" svg:height="8.55cm">
          <chartooo:coordinate-region svg:x="2.268cm" svg:y="0.179cm" svg:width="8.549cm" svg:height="8.549cm"/>
          <chart:axis chart:dimension="x" chart:name="primary-x" chart:style-name="ch4" chartooo:axis-type="auto">
            <chartooo:date-scale/>
            <chart:categories table:cell-range-address="G389_classification.B188:G389_classification.G1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389_classification.B189:G389_classification.G18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sure</text:p>
                <draw:g>
                  <svg:desc>G389_classification.B188:G389_classification.G188</svg:desc>
                </draw:g>
              </table:table-cell>
              <table:table-cell office:value-type="string">
                <text:p>detached EB</text:p>
              </table:table-cell>
              <table:table-cell office:value-type="string">
                <text:p>rotational modulation (spots/flares)</text:p>
              </table:table-cell>
              <table:table-cell office:value-type="string">
                <text:p>pulsator/contact EB</text:p>
              </table:table-cell>
              <table:table-cell office:value-type="string">
                <text:p>One day alias</text:p>
              </table:table-cell>
              <table:table-cell office:value-type="string">
                <text:p>likely planet</text:p>
              </table:table-cell>
            </table:table-row>
          </table:table-header-rows>
          <table:table-rows>
            <table:table-row>
              <table:table-cell office:value-type="string">
                <text:p>Row 189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G389_classification.B189:G389_classification.G189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